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56.86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222.01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97.26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0"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2" table:default-cell-style-name="ce1"/>
        <table:table-column table:style-name="co8" table:number-columns-repeated="4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geburtsjahr</text:p>
          </table:table-cell>
          <table:table-cell table:style-name="ce4" office:value-type="string" calcext:value-type="string">
            <text:p>exper</text:p>
          </table:table-cell>
          <table:table-cell table:style-name="ce4" office:value-type="string" calcext:value-type="string">
            <text:p>avg_ep</text:p>
          </table:table-cell>
          <table:table-cell office:value-type="string" calcext:value-type="string">
            <text:p>EP</text:p>
          </table:table-cell>
          <table:table-cell table:number-columns-repeated="2"/>
          <table:table-cell office:value-type="string" calcext:value-type="string">
            <text:p>EP_end</text:p>
          </table:table-cell>
          <table:table-cell office:value-type="string" calcext:value-type="string">
            <text:p>regelaltersgrenze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pensions_sim</text:p>
          </table:table-cell>
          <table:table-cell table:number-columns-repeated="100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2]-[.H2]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1958" calcext:value-type="float">
            <text:p>1958</text:p>
          </table:table-cell>
          <table:table-cell table:formula="of:=[.F2] - 18" office:value-type="float" office:value="39" calcext:value-type="float">
            <text:p>39</text:p>
          </table:table-cell>
          <table:table-cell office:value-type="float" office:value="0.8968" calcext:value-type="float">
            <text:p>0.8968</text:p>
          </table:table-cell>
          <table:table-cell table:formula="of:=[.I2] * [.J2]" office:value-type="float" office:value="34.9752" calcext:value-type="float">
            <text:p>34.9752</text:p>
          </table:table-cell>
          <table:table-cell table:number-columns-repeated="2"/>
          <table:table-cell office:value-type="float" office:value="34.9842779743529" calcext:value-type="float">
            <text:p>34.9842779743529</text:p>
          </table:table-cell>
          <table:table-cell table:formula="of:=IF([.H2]&gt;1947; MIN(67; ([.H2] - 1947) / 12  + 65);  65)" office:value-type="float" office:value="65.9166666666667" calcext:value-type="float">
            <text:p>65.9166666666667</text:p>
          </table:table-cell>
          <table:table-cell table:formula="of:=([.F2] - [.O2]) * 0.036 + 1" office:value-type="float" office:value="0.679" calcext:value-type="float">
            <text:p>0.679</text:p>
          </table:table-cell>
          <table:table-cell office:value-type="float" office:value="693.86" calcext:value-type="float">
            <text:p>693.86</text:p>
          </table:table-cell>
          <table:table-cell/>
          <table:table-cell office:value-type="string" calcext:value-type="string">
            <text:p>red variables are just for local use</text:p>
          </table:table-cell>
          <table:table-cell table:number-columns-repeated="1005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3]-[.H3]" office:value-type="float" office:value="58" calcext:value-type="float">
            <text:p>58</text:p>
          </table:table-cell>
          <table:table-cell office:value-type="float" office:value="2015" calcext:value-type="float">
            <text:p>2015</text:p>
          </table:table-cell>
          <table:table-cell office:value-type="float" office:value="1957" calcext:value-type="float">
            <text:p>1957</text:p>
          </table:table-cell>
          <table:table-cell table:formula="of:=[.F3] - 18" office:value-type="float" office:value="40" calcext:value-type="float">
            <text:p>40</text:p>
          </table:table-cell>
          <table:table-cell office:value-type="float" office:value="0.9021" calcext:value-type="float">
            <text:p>0.9021</text:p>
          </table:table-cell>
          <table:table-cell table:formula="of:=[.I3] * [.J3]" office:value-type="float" office:value="36.084" calcext:value-type="float">
            <text:p>36.084</text:p>
          </table:table-cell>
          <table:table-cell table:number-columns-repeated="2"/>
          <table:table-cell office:value-type="float" office:value="36.1021559487058" calcext:value-type="float">
            <text:p>36.1021559487058</text:p>
          </table:table-cell>
          <table:table-cell table:formula="of:=IF([.H3]&gt;1947; MIN(67; ([.H3] - 1947) / 12  + 65);  65)" office:value-type="float" office:value="65.8333333333333" calcext:value-type="float">
            <text:p>65.8333333333333</text:p>
          </table:table-cell>
          <table:table-cell table:formula="of:=([.F3] - [.O3]) * 0.036 + 1" office:value-type="float" office:value="0.718" calcext:value-type="float">
            <text:p>0.718</text:p>
          </table:table-cell>
          <table:table-cell office:value-type="float" office:value="757.16" calcext:value-type="float">
            <text:p>757.16</text:p>
          </table:table-cell>
          <table:table-cell table:number-columns-repeated="1007"/>
        </table:table-row>
        <table:table-row table:style-name="ro2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4]-[.H4]"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1982" calcext:value-type="float">
            <text:p>1982</text:p>
          </table:table-cell>
          <table:table-cell table:formula="of:=[.F4] - 18" office:value-type="float" office:value="15" calcext:value-type="float">
            <text:p>15</text:p>
          </table:table-cell>
          <table:table-cell office:value-type="float" office:value="0.7131" calcext:value-type="float">
            <text:p>0.7131</text:p>
          </table:table-cell>
          <table:table-cell table:formula="of:=[.I4] * [.J4]" office:value-type="float" office:value="10.6965" calcext:value-type="float">
            <text:p>10.6965</text:p>
          </table:table-cell>
          <table:table-cell table:number-columns-repeated="2"/>
          <table:table-cell office:value-type="float" office:value="10.7237339230587" calcext:value-type="float">
            <text:p>10.7237339230587</text:p>
          </table:table-cell>
          <table:table-cell table:formula="of:=IF([.H4]&gt;1947; MIN(67; ([.H4] - 1947) / 12  + 65);  65)" office:value-type="float" office:value="67" calcext:value-type="float">
            <text:p>67</text:p>
          </table:table-cell>
          <table:table-cell table:formula="of:=([.F4] - [.O4]) * 0.036 + 1"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5]-[.H5]"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1970" calcext:value-type="float">
            <text:p>1970</text:p>
          </table:table-cell>
          <table:table-cell table:formula="of:=[.F5] - 18" office:value-type="float" office:value="27" calcext:value-type="float">
            <text:p>27</text:p>
          </table:table-cell>
          <table:table-cell office:value-type="float" office:value="0.8777" calcext:value-type="float">
            <text:p>0.8777</text:p>
          </table:table-cell>
          <table:table-cell table:formula="of:=[.I5] * [.J5]" office:value-type="float" office:value="23.6979" calcext:value-type="float">
            <text:p>23.6979</text:p>
          </table:table-cell>
          <table:table-cell table:number-columns-repeated="2"/>
          <table:table-cell office:value-type="float" office:value="23.7342118974116" calcext:value-type="float">
            <text:p>23.7342118974116</text:p>
          </table:table-cell>
          <table:table-cell table:formula="of:=IF([.H5]&gt;1947; MIN(67; ([.H5] - 1947) / 12  + 65);  65)" office:value-type="float" office:value="66.9166666666667" calcext:value-type="float">
            <text:p>66.9166666666667</text:p>
          </table:table-cell>
          <table:table-cell table:formula="of:=([.F5] - [.O5]) * 0.036 + 1" office:value-type="float" office:value="0.211" calcext:value-type="float">
            <text:p>0.211</text:p>
          </table:table-cell>
          <table:table-cell office:value-type="float" office:value="146.28" calcext:value-type="float">
            <text:p>146.28</text:p>
          </table:table-cell>
          <table:table-cell table:number-columns-repeated="1007"/>
        </table:table-row>
        <table:table-row table:style-name="ro2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6]-[.H6]"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float" office:value="1952" calcext:value-type="float">
            <text:p>1952</text:p>
          </table:table-cell>
          <table:table-cell table:formula="of:=[.F6] - 18" office:value-type="float" office:value="45" calcext:value-type="float">
            <text:p>45</text:p>
          </table:table-cell>
          <table:table-cell office:value-type="float" office:value="0.8751" calcext:value-type="float">
            <text:p>0.8751</text:p>
          </table:table-cell>
          <table:table-cell table:formula="of:=[.I6] * [.J6]" office:value-type="float" office:value="39.3795" calcext:value-type="float">
            <text:p>39.3795</text:p>
          </table:table-cell>
          <table:table-cell table:number-columns-repeated="2"/>
          <table:table-cell office:value-type="float" office:value="39.4248898717645" calcext:value-type="float">
            <text:p>39.4248898717645</text:p>
          </table:table-cell>
          <table:table-cell table:formula="of:=IF([.H6]&gt;1947; MIN(67; ([.H6] - 1947) / 12  + 65);  65)" office:value-type="float" office:value="65.4166666666667" calcext:value-type="float">
            <text:p>65.4166666666667</text:p>
          </table:table-cell>
          <table:table-cell table:formula="of:=([.F6] - [.O6]) * 0.036 + 1" office:value-type="float" office:value="0.913" calcext:value-type="float">
            <text:p>0.913</text:p>
          </table:table-cell>
          <table:table-cell office:value-type="float" office:value="1051.41" calcext:value-type="float">
            <text:p>1051.41</text:p>
          </table:table-cell>
          <table:table-cell table:number-columns-repeated="1007"/>
        </table:table-row>
        <table:table-row table:style-name="ro2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7]-[.H7]"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985" calcext:value-type="float">
            <text:p>1985</text:p>
          </table:table-cell>
          <table:table-cell table:formula="of:=[.F7] - 18" office:value-type="float" office:value="9" calcext:value-type="float">
            <text:p>9</text:p>
          </table:table-cell>
          <table:table-cell office:value-type="float" office:value="0.6646" calcext:value-type="float">
            <text:p>0.6646</text:p>
          </table:table-cell>
          <table:table-cell table:formula="of:=[.I7] * [.J7]" office:value-type="float" office:value="5.9814" calcext:value-type="float">
            <text:p>5.9814</text:p>
          </table:table-cell>
          <table:table-cell table:number-columns-repeated="2"/>
          <table:table-cell office:value-type="float" office:value="6.13401112872145" calcext:value-type="float">
            <text:p>6.13401112872145</text:p>
          </table:table-cell>
          <table:table-cell table:formula="of:=IF([.H7]&gt;1947; MIN(67; ([.H7] - 1947) / 12  + 65);  65)" office:value-type="float" office:value="67" calcext:value-type="float">
            <text:p>67</text:p>
          </table:table-cell>
          <table:table-cell table:formula="of:=([.F7] - [.O7]) * 0.036 + 1"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8]-[.H8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1982" calcext:value-type="float">
            <text:p>1982</text:p>
          </table:table-cell>
          <table:table-cell table:formula="of:=[.F8] - 18" office:value-type="float" office:value="12" calcext:value-type="float">
            <text:p>12</text:p>
          </table:table-cell>
          <table:table-cell office:value-type="float" office:value="0.7131" calcext:value-type="float">
            <text:p>0.7131</text:p>
          </table:table-cell>
          <table:table-cell table:formula="of:=[.I8] * [.J8]" office:value-type="float" office:value="8.5572" calcext:value-type="float">
            <text:p>8.5572</text:p>
          </table:table-cell>
          <table:table-cell table:number-columns-repeated="2"/>
          <table:table-cell office:value-type="float" office:value="8.56673819554509" calcext:value-type="float">
            <text:p>8.56673819554509</text:p>
          </table:table-cell>
          <table:table-cell table:formula="of:=IF([.H8]&gt;1947; MIN(67; ([.H8] - 1947) / 12  + 65);  65)" office:value-type="float" office:value="67" calcext:value-type="float">
            <text:p>67</text:p>
          </table:table-cell>
          <table:table-cell table:formula="of:=([.F8] - [.O8]) * 0.036 + 1"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9]-[.H9]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float" office:value="1971" calcext:value-type="float">
            <text:p>1971</text:p>
          </table:table-cell>
          <table:table-cell table:formula="of:=[.F9] - 18" office:value-type="float" office:value="21" calcext:value-type="float">
            <text:p>21</text:p>
          </table:table-cell>
          <table:table-cell office:value-type="float" office:value="0.8706" calcext:value-type="float">
            <text:p>0.8706</text:p>
          </table:table-cell>
          <table:table-cell table:formula="of:=[.I9] * [.J9]" office:value-type="float" office:value="18.2826" calcext:value-type="float">
            <text:p>18.2826</text:p>
          </table:table-cell>
          <table:table-cell table:number-columns-repeated="2"/>
          <table:table-cell office:value-type="float" office:value="18.3025424527289" calcext:value-type="float">
            <text:p>18.3025424527289</text:p>
          </table:table-cell>
          <table:table-cell table:formula="of:=IF([.H9]&gt;1947; MIN(67; ([.H9] - 1947) / 12  + 65);  65)" office:value-type="float" office:value="67" calcext:value-type="float">
            <text:p>67</text:p>
          </table:table-cell>
          <table:table-cell table:formula="of:=([.F9] - [.O9]) * 0.036 + 1" office:value-type="float" office:value="-0.00800000000000001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10]-[.H10]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float" office:value="1968" calcext:value-type="float">
            <text:p>1968</text:p>
          </table:table-cell>
          <table:table-cell table:formula="of:=[.F10] - 18" office:value-type="float" office:value="24" calcext:value-type="float">
            <text:p>24</text:p>
          </table:table-cell>
          <table:table-cell office:value-type="float" office:value="0.8904" calcext:value-type="float">
            <text:p>0.8904</text:p>
          </table:table-cell>
          <table:table-cell table:formula="of:=[.I10] * [.J10]" office:value-type="float" office:value="21.3696" calcext:value-type="float">
            <text:p>21.3696</text:p>
          </table:table-cell>
          <table:table-cell table:number-columns-repeated="2"/>
          <table:table-cell office:value-type="float" office:value="21.3995136790934" calcext:value-type="float">
            <text:p>21.3995136790934</text:p>
          </table:table-cell>
          <table:table-cell table:formula="of:=IF([.H10]&gt;1947; MIN(67; ([.H10] - 1947) / 12  + 65);  65)" office:value-type="float" office:value="66.75" calcext:value-type="float">
            <text:p>66.75</text:p>
          </table:table-cell>
          <table:table-cell table:formula="of:=([.F10] - [.O10]) * 0.036 + 1" office:value-type="float" office:value="0.109" calcext:value-type="float">
            <text:p>0.109</text:p>
          </table:table-cell>
          <table:table-cell office:value-type="float" office:value="63.45" calcext:value-type="float">
            <text:p>63.45</text:p>
          </table:table-cell>
          <table:table-cell table:number-columns-repeated="1007"/>
        </table:table-row>
        <table:table-row table:style-name="ro2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1]-[.H11]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table:formula="of:=[.F11] - 18" office:value-type="float" office:value="28" calcext:value-type="float">
            <text:p>28</text:p>
          </table:table-cell>
          <table:table-cell office:value-type="float" office:value="0.9053" calcext:value-type="float">
            <text:p>0.9053</text:p>
          </table:table-cell>
          <table:table-cell table:formula="of:=[.I11] * [.J11]" office:value-type="float" office:value="25.3484" calcext:value-type="float">
            <text:p>25.3484</text:p>
          </table:table-cell>
          <table:table-cell table:number-columns-repeated="2"/>
          <table:table-cell office:value-type="float" office:value="25.3882849054578" calcext:value-type="float">
            <text:p>25.3882849054578</text:p>
          </table:table-cell>
          <table:table-cell table:formula="of:=IF([.H11]&gt;1947; MIN(67; ([.H11] - 1947) / 12  + 65);  65)" office:value-type="float" office:value="66.4166666666667" calcext:value-type="float">
            <text:p>66.4166666666667</text:p>
          </table:table-cell>
          <table:table-cell table:formula="of:=([.F11] - [.O11]) * 0.036 + 1" office:value-type="float" office:value="0.265" calcext:value-type="float">
            <text:p>0.265</text:p>
          </table:table-cell>
          <table:table-cell office:value-type="float" office:value="183" calcext:value-type="float">
            <text:p>183</text:p>
          </table:table-cell>
          <table:table-cell table:number-columns-repeated="1007"/>
        </table:table-row>
        <table:table-row table:style-name="ro2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2]-[.H12]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table:formula="of:=[.F12] - 18" office:value-type="float" office:value="25" calcext:value-type="float">
            <text:p>25</text:p>
          </table:table-cell>
          <table:table-cell office:value-type="float" office:value="0.8968" calcext:value-type="float">
            <text:p>0.8968</text:p>
          </table:table-cell>
          <table:table-cell table:formula="of:=[.I12] * [.J12]" office:value-type="float" office:value="22.42" calcext:value-type="float">
            <text:p>22.42</text:p>
          </table:table-cell>
          <table:table-cell table:number-columns-repeated="2"/>
          <table:table-cell office:value-type="float" office:value="22.4698561318223" calcext:value-type="float">
            <text:p>22.4698561318223</text:p>
          </table:table-cell>
          <table:table-cell table:formula="of:=IF([.H12]&gt;1947; MIN(67; ([.H12] - 1947) / 12  + 65);  65)" office:value-type="float" office:value="66.6666666666667" calcext:value-type="float">
            <text:p>66.6666666666667</text:p>
          </table:table-cell>
          <table:table-cell table:formula="of:=([.F12] - [.O12]) * 0.036 + 1" office:value-type="float" office:value="0.148" calcext:value-type="float">
            <text:p>0.148</text:p>
          </table:table-cell>
          <table:table-cell office:value-type="float" office:value="90.45" calcext:value-type="float">
            <text:p>90.45</text:p>
          </table:table-cell>
          <table:table-cell table:number-columns-repeated="1007"/>
        </table:table-row>
        <table:table-row table:style-name="ro2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3]-[.H13]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float" office:value="1951" calcext:value-type="float">
            <text:p>1951</text:p>
          </table:table-cell>
          <table:table-cell table:formula="of:=[.F13] - 18" office:value-type="float" office:value="41" calcext:value-type="float">
            <text:p>41</text:p>
          </table:table-cell>
          <table:table-cell office:value-type="float" office:value="0.8587" calcext:value-type="float">
            <text:p>0.8587</text:p>
          </table:table-cell>
          <table:table-cell table:formula="of:=[.I13] * [.J13]" office:value-type="float" office:value="35.2067" calcext:value-type="float">
            <text:p>35.2067</text:p>
          </table:table-cell>
          <table:table-cell table:number-columns-repeated="2"/>
          <table:table-cell office:value-type="float" office:value="35.3895058166817" calcext:value-type="float">
            <text:p>35.3895058166817</text:p>
          </table:table-cell>
          <table:table-cell table:formula="of:=IF([.H13]&gt;1947; MIN(67; ([.H13] - 1947) / 12  + 65);  65)" office:value-type="float" office:value="65.3333333333333" calcext:value-type="float">
            <text:p>65.3333333333333</text:p>
          </table:table-cell>
          <table:table-cell table:formula="of:=([.F13] - [.O13]) * 0.036 + 1" office:value-type="float" office:value="0.772" calcext:value-type="float">
            <text:p>0.772</text:p>
          </table:table-cell>
          <table:table-cell office:value-type="float" office:value="743.12" calcext:value-type="float">
            <text:p>743.12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4]-[.H14]"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 table:formula="of:=[.F14] - 18" office:value-type="float" office:value="34" calcext:value-type="float">
            <text:p>34</text:p>
          </table:table-cell>
          <table:table-cell office:value-type="float" office:value="0.8989" calcext:value-type="float">
            <text:p>0.8989</text:p>
          </table:table-cell>
          <table:table-cell table:formula="of:=[.I14] * [.J14]" office:value-type="float" office:value="30.5626" calcext:value-type="float">
            <text:p>30.5626</text:p>
          </table:table-cell>
          <table:table-cell table:number-columns-repeated="2"/>
          <table:table-cell office:value-type="float" office:value="30.5848557896052" calcext:value-type="float">
            <text:p>30.5848557896052</text:p>
          </table:table-cell>
          <table:table-cell table:formula="of:=IF([.H14]&gt;1947; MIN(67; ([.H14] - 1947) / 12  + 65);  65)" office:value-type="float" office:value="66.0833333333333" calcext:value-type="float">
            <text:p>66.0833333333333</text:p>
          </table:table-cell>
          <table:table-cell table:formula="of:=([.F14] - [.O14]) * 0.036 + 1" office:value-type="float" office:value="0.493" calcext:value-type="float">
            <text:p>0.493</text:p>
          </table:table-cell>
          <table:table-cell office:value-type="float" office:value="423.25" calcext:value-type="float">
            <text:p>423.2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5]-[.H15]"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1959" calcext:value-type="float">
            <text:p>1959</text:p>
          </table:table-cell>
          <table:table-cell table:formula="of:=[.F15] - 18" office:value-type="float" office:value="35" calcext:value-type="float">
            <text:p>35</text:p>
          </table:table-cell>
          <table:table-cell office:value-type="float" office:value="0.8875" calcext:value-type="float">
            <text:p>0.8875</text:p>
          </table:table-cell>
          <table:table-cell table:formula="of:=[.I15] * [.J15]" office:value-type="float" office:value="31.0625" calcext:value-type="float">
            <text:p>31.0625</text:p>
          </table:table-cell>
          <table:table-cell table:number-columns-repeated="2"/>
          <table:table-cell office:value-type="float" office:value="31.0625" calcext:value-type="float">
            <text:p>31.0625</text:p>
          </table:table-cell>
          <table:table-cell table:formula="of:=IF([.H15]&gt;1947; MIN(67; ([.H15] - 1947) / 12  + 65);  65)" office:value-type="float" office:value="66" calcext:value-type="float">
            <text:p>66</text:p>
          </table:table-cell>
          <table:table-cell table:formula="of:=([.F15] - [.O15]) * 0.036 + 1" office:value-type="float" office:value="0.532" calcext:value-type="float">
            <text:p>0.532</text:p>
          </table:table-cell>
          <table:table-cell office:value-type="float" office:value="463.86" calcext:value-type="float">
            <text:p>463.86</text:p>
          </table:table-cell>
          <table:table-cell table:number-columns-repeated="1007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5:49.956734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3T17:55:57.454745958</dc:date>
    <meta:editing-cycles>11</meta:editing-cycles>
    <meta:editing-duration>PT3M42S</meta:editing-duration>
    <meta:document-statistic meta:table-count="1" meta:cell-count="226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